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rsid="000250c2" officeooo:paragraph-rsid="001cff9b"/>
    </style:style>
    <style:style style:name="P2" style:family="paragraph" style:parent-style-name="Text_20_body">
      <style:paragraph-properties fo:text-align="start" style:justify-single-word="false"/>
      <style:text-properties officeooo:rsid="000250c2" officeooo:paragraph-rsid="001cff9b"/>
    </style:style>
    <style:style style:name="P3" style:family="paragraph" style:parent-style-name="Text_20_body">
      <style:text-properties officeooo:paragraph-rsid="001cff9b"/>
    </style:style>
    <style:style style:name="P4" style:family="paragraph" style:parent-style-name="Текст_20_пособия">
      <style:paragraph-properties fo:margin-left="0cm" fo:margin-right="0cm" fo:text-align="start" style:justify-single-word="false" fo:text-indent="0cm" style:auto-text-indent="false"/>
      <style:text-properties officeooo:paragraph-rsid="001cff9b"/>
    </style:style>
    <style:style style:name="P5" style:family="paragraph" style:parent-style-name="Heading_20_1">
      <style:paragraph-properties fo:text-align="center" style:justify-single-word="false"/>
      <style:text-properties officeooo:rsid="000250c2" officeooo:paragraph-rsid="001cff9b"/>
    </style:style>
    <style:style style:name="P6" style:family="paragraph" style:parent-style-name="Heading_20_4">
      <style:text-properties officeooo:rsid="000250c2" officeooo:paragraph-rsid="001cff9b"/>
    </style:style>
    <style:style style:name="P7" style:family="paragraph" style:parent-style-name="Heading_20_4">
      <style:text-properties officeooo:rsid="001cff9b" officeooo:paragraph-rsid="001cff9b"/>
    </style:style>
    <style:style style:name="P8" style:family="paragraph" style:parent-style-name="Standard" style:list-style-name="WW8Num3">
      <style:paragraph-properties fo:text-align="justify" style:justify-single-word="false"/>
      <style:text-properties officeooo:paragraph-rsid="001cff9b"/>
    </style:style>
    <style:style style:name="T1" style:family="text">
      <style:text-properties officeooo:rsid="000250c2"/>
    </style:style>
    <style:style style:name="T2" style:family="text">
      <style:text-properties fo:language="ru" fo:country="RU" officeooo:rsid="000250c2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officeooo:rsid="001cff9b"/>
    </style:style>
    <style:style style:name="T7" style:family="text">
      <style:text-properties officeooo:rsid="001e85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Объектно-ориентированное программирование</text:h>
      <text:h text:style-name="P5" text:outline-level="1">Отчёт по лабораторной работе №<text:span text:style-name="T7">2</text:span></text:h>
      <text:p text:style-name="P1">Постановка задачи:</text:p>
      <text:p text:style-name="P4"><text:span text:style-name="T1">Разработать определения двух класса </text:span><text:span text:style-name="Текст_20_программы_20_Знак"><text:span text:style-name="T1">COne</text:span></text:span><text:span text:style-name="T1"> и </text:span><text:span text:style-name="Текст_20_программы_20_Знак"><text:span text:style-name="T1">CTwo</text:span></text:span><text:span text:style-name="T1">, которые связаны отношением включения. Поля разрабатываемых классов считаются заданными и приводятся в таблицах 2.1 и 2.2. Для всех классов требуется написать три вида конструкторов (умолчания, с параметрами и конструктор копирования), деструктор, перегруженный оператор присваивания, методы доступа и метод </text:span><text:span text:style-name="Текст_20_программы_20_Знак"><text:span text:style-name="T1">print</text:span></text:span><text:span text:style-name="Текст_20_программы_20_Знак"><text:span text:style-name="T2">(), </text:span></text:span><text:span text:style-name="T1">распечатывающий значения полей объекта. Написать тестовую программу для проверки работоспособности разработанных классов. </text:span></text:p>
      <text:list text:style-name="WW8Num3">
        <text:list-item>
          <text:p text:style-name="P8"><text:span text:style-name="T3">Возможны следующие варианты организации классов: а) организуется модули отдельно для класса </text:span><text:span text:style-name="Текст_20_программы_20_Знак"><text:span text:style-name="T3">COne</text:span></text:span><text:span text:style-name="T3"> и </text:span><text:span text:style-name="Текст_20_программы_20_Знак"><text:span text:style-name="T3">СTwo</text:span></text:span><text:span text:style-name="T3">; б) организуется общий модуль для указанных классов.</text:span></text:p>
        </text:list-item>
        <text:list-item>
          <text:p text:style-name="P8"><text:span text:style-name="T3">При использовании в объявлении полей указателей следует предполагать, что экземпляр класса владеет тем объектом, на который установлен указатель. Например, поле класса </text:span><text:span text:style-name="Текст_20_программы_20_Знак"><text:span text:style-name="T3">COne</text:span></text:span><text:span text:style-name="T3"> может быть объявлено следующим образом: </text:span><text:span text:style-name="Текст_20_программы_20_Знак"><text:span text:style-name="T3">char</text:span></text:span><text:span text:style-name="Текст_20_программы_20_Знак"><text:span text:style-name="T4">*</text:span></text:span><text:span text:style-name="T3"> </text:span><text:span text:style-name="Текст_20_программы_20_Знак"><text:span text:style-name="T3">ps</text:span></text:span><text:span text:style-name="T3">. Это означает, указатель </text:span><text:span text:style-name="T5">ps</text:span><text:span text:style-name="T3"> должен быть установлен на строку в стиле языка Си. При этом конструктор класса </text:span><text:span text:style-name="Текст_20_программы_20_Знак"><text:span text:style-name="T3">COne</text:span></text:span><text:span text:style-name="T3"> должен обеспечить выделение памяти для этой строки и в нее и копирование в эту память внешней строки. Аналогичными соображениями следует руководствоваться в отношении объявления полей вида </text:span><text:span text:style-name="Текст_20_программы_20_Знак"><text:span text:style-name="T3">COne</text:span></text:span><text:span text:style-name="Текст_20_программы_20_Знак"><text:span text:style-name="T4">* </text:span></text:span><text:span text:style-name="Текст_20_программы_20_Знак"><text:span text:style-name="T3">p</text:span></text:span><text:span text:style-name="T3">.</text:span></text:p>
        </text:list-item>
        <text:list-item>
          <text:p text:style-name="P8"><text:span text:style-name="T3">Тип </text:span><text:span text:style-name="Текст_20_программы_20_Знак"><text:span text:style-name="T3">string </text:span></text:span><text:span text:style-name="T3">реализован с помощью класса стандартной библиотеки языка </text:span><text:span text:style-name="T5">C</text:span><text:span text:style-name="T3">++.</text:span></text:p>
        </text:list-item>
      </text:list>
      <text:p text:style-name="P1"><text:span text:style-name="T6">Вариант</text:span> 9<text:span text:style-name="T6">(3, 1)</text:span>:</text:p>
      <text:h text:style-name="P6" text:outline-level="4"><text:span text:style-name="T6">COne</text:span>.hpp:</text:h>
      <text:p text:style-name="P3">#ifndef CONE_HPP</text:p>
      <text:p text:style-name="P3">#define CONE_HPP</text:p>
      <text:p text:style-name="P3"/>
      <text:p text:style-name="P3">#include &lt;cstring&gt;</text:p>
      <text:p text:style-name="P3">#include &lt;iostream&gt;</text:p>
      <text:p text:style-name="P3"/>
      <text:p text:style-name="P3"><text:soft-page-break/>struct COne {</text:p>
      <text:p text:style-name="P3"><text:s text:c="4"/>auto print() const noexcept -&gt; void {</text:p>
      <text:p text:style-name="P3"><text:s text:c="8"/>if (m_ps != nullptr)</text:p>
      <text:p text:style-name="P3"><text:s text:c="12"/>std::cout &lt;&lt; "ps: " &lt;&lt; m_ps &lt;&lt; '\n';</text:p>
      <text:p text:style-name="P3"><text:s text:c="8"/>else</text:p>
      <text:p text:style-name="P3"><text:s text:c="12"/>std::cout &lt;&lt; "ps: nullptr\n";</text:p>
      <text:p text:style-name="P3"><text:s text:c="8"/>std::cout &lt;&lt; "l: " &lt;&lt; m_l &lt;&lt; '\n';</text:p>
      <text:p text:style-name="P3"><text:s text:c="4"/>}</text:p>
      <text:p text:style-name="P3"/>
      <text:p text:style-name="P3"><text:s text:c="4"/>[[nodiscard]] constexpr auto ps() const noexcept { return m_ps; };</text:p>
      <text:p text:style-name="P3"><text:s text:c="4"/>[[nodiscard]] constexpr auto l() const noexcept { return m_l; };</text:p>
      <text:p text:style-name="P3"/>
      <text:p text:style-name="P3"><text:s text:c="4"/>constexpr COne() noexcept = default;</text:p>
      <text:p text:style-name="P3"><text:s text:c="4"/>constexpr COne(const char *ps, const long l) noexcept <text:s/>// NOLINT</text:p>
      <text:p text:style-name="P3"><text:s text:c="8"/>: m_ps{new char[l]}, m_l{l} { <text:s text:c="21"/>// NOLINT</text:p>
      <text:p text:style-name="P3"><text:s text:c="8"/>memcpy(m_ps, ps, (size_t)m_l);</text:p>
      <text:p text:style-name="P3"><text:s text:c="4"/>}</text:p>
      <text:p text:style-name="P3"/>
      <text:p text:style-name="P3"><text:s text:c="4"/>// Правило 5</text:p>
      <text:p text:style-name="P3"><text:s text:c="4"/>constexpr COne(const COne &amp;other) noexcept</text:p>
      <text:p text:style-name="P3"><text:s text:c="8"/>: m_ps{new char[other.m_l]}, m_l{other.m_l} { <text:s/>// NOLINT</text:p>
      <text:p text:style-name="P3"><text:s text:c="8"/>memcpy(m_ps, other.m_ps, (size_t)m_l);</text:p>
      <text:p text:style-name="P3"><text:s text:c="4"/>}</text:p>
      <text:p text:style-name="P3"><text:s text:c="4"/>constexpr COne(COne &amp;&amp;other) noexcept : m_ps{other.m_ps}, m_l{other.m_l} {</text:p>
      <text:p text:style-name="P3"><text:s text:c="8"/>other.m_ps = nullptr;</text:p>
      <text:p text:style-name="P3"><text:s text:c="8"/>other.m_l = 0;</text:p>
      <text:p text:style-name="P3"><text:s text:c="4"/>}</text:p>
      <text:p text:style-name="P3"><text:s text:c="4"/>constexpr auto operator=(const COne &amp;other) noexcept -&gt; auto &amp; {</text:p>
      <text:p text:style-name="P3"><text:soft-page-break/><text:s text:c="8"/>if (&amp;other != this) {</text:p>
      <text:p text:style-name="P3"><text:s text:c="12"/>delete[](m_ps);</text:p>
      <text:p text:style-name="P3"><text:s text:c="12"/>m_ps = new char[other.m_l]; <text:s/>// NOLINT</text:p>
      <text:p text:style-name="P3"><text:s text:c="12"/>m_l = other.m_l;</text:p>
      <text:p text:style-name="P3"><text:s text:c="12"/>memcpy(m_ps, other.m_ps, (size_t)m_l);</text:p>
      <text:p text:style-name="P3"><text:s text:c="8"/>}</text:p>
      <text:p text:style-name="P3"/>
      <text:p text:style-name="P3"><text:s text:c="8"/>return *this;</text:p>
      <text:p text:style-name="P3"><text:s text:c="4"/>}</text:p>
      <text:p text:style-name="P3"><text:s text:c="4"/>constexpr auto operator=(COne &amp;&amp;other) noexcept -&gt; auto &amp; {</text:p>
      <text:p text:style-name="P3"><text:s text:c="8"/>if (&amp;other != this) {</text:p>
      <text:p text:style-name="P3"><text:s text:c="12"/>delete[](m_ps);</text:p>
      <text:p text:style-name="P3"/>
      <text:p text:style-name="P3"><text:s text:c="12"/>m_ps = other.m_ps;</text:p>
      <text:p text:style-name="P3"><text:s text:c="12"/>m_l = other.m_l;</text:p>
      <text:p text:style-name="P3"/>
      <text:p text:style-name="P3"><text:s text:c="12"/>other.m_ps = nullptr;</text:p>
      <text:p text:style-name="P3"><text:s text:c="12"/>other.m_l = 0;</text:p>
      <text:p text:style-name="P3"><text:s text:c="8"/>}</text:p>
      <text:p text:style-name="P3"/>
      <text:p text:style-name="P3"><text:s text:c="8"/>return *this;</text:p>
      <text:p text:style-name="P3"><text:s text:c="4"/>}</text:p>
      <text:p text:style-name="P3"/>
      <text:p text:style-name="P3"><text:s text:c="4"/>constexpr ~COne() { delete[](m_ps); }</text:p>
      <text:p text:style-name="P3"/>
      <text:p text:style-name="P3"><text:s text:c="3"/>private:</text:p>
      <text:p text:style-name="P3"><text:s text:c="4"/>char *m_ps{};</text:p>
      <text:p text:style-name="P3"><text:s text:c="4"/>long m_l{};</text:p>
      <text:p text:style-name="P3"><text:soft-page-break/>};</text:p>
      <text:p text:style-name="P3"/>
      <text:p text:style-name="P3">#endif</text:p>
      <text:h text:style-name="P7" text:outline-level="4">CTwo.hpp:</text:h>
      <text:p text:style-name="P3">#ifndef CTWO_HPP</text:p>
      <text:p text:style-name="P3">#define CTWO_HPP</text:p>
      <text:p text:style-name="P3"/>
      <text:p text:style-name="P3">#include "COne.hpp"</text:p>
      <text:p text:style-name="P3"/>
      <text:p text:style-name="P3">struct CTwo {</text:p>
      <text:p text:style-name="P3"><text:s text:c="4"/>auto print() const noexcept -&gt; void {</text:p>
      <text:p text:style-name="P3"><text:s text:c="8"/>std::cout &lt;&lt; "d: " &lt;&lt; m_d &lt;&lt; '\n';</text:p>
      <text:p text:style-name="P3"><text:s text:c="8"/>if (m_p != nullptr)</text:p>
      <text:p text:style-name="P3"><text:s text:c="12"/>m_p-&gt;print();</text:p>
      <text:p text:style-name="P3"><text:s text:c="8"/>else</text:p>
      <text:p text:style-name="P3"><text:s text:c="12"/>std::cout &lt;&lt; "p: nullptr\n";</text:p>
      <text:p text:style-name="P3"><text:s text:c="4"/>}</text:p>
      <text:p text:style-name="P3"/>
      <text:p text:style-name="P3"><text:s text:c="4"/>[[nodiscard]] constexpr auto d() const noexcept { return m_d; }</text:p>
      <text:p text:style-name="P3"><text:s text:c="4"/>[[nodiscard]] constexpr auto p() const noexcept { return m_p; }</text:p>
      <text:p text:style-name="P3"/>
      <text:p text:style-name="P3"><text:s text:c="4"/>constexpr CTwo() noexcept = default;</text:p>
      <text:p text:style-name="P3"><text:s text:c="4"/>constexpr CTwo(const double d, const COne &amp;p) noexcept <text:s/>// NOLINT</text:p>
      <text:p text:style-name="P3"><text:s text:c="8"/>: m_d{d}, m_p{new COne{p}} {} <text:s text:c="22"/>// NOLINT</text:p>
      <text:p text:style-name="P3"/>
      <text:p text:style-name="P3"><text:s text:c="4"/>// Правило 5</text:p>
      <text:p text:style-name="P3"><text:s text:c="4"/>constexpr CTwo(const CTwo &amp;other) noexcept</text:p>
      <text:p text:style-name="P3"><text:s text:c="8"/>: m_d{other.m_d}, m_p{new COne{*other.m_p}} {} <text:s/>// NOLINT</text:p>
      <text:p text:style-name="P3"><text:soft-page-break/><text:s text:c="4"/>constexpr CTwo(CTwo &amp;&amp;other) noexcept : m_d{other.m_d}, m_p{other.m_p} {</text:p>
      <text:p text:style-name="P3"><text:s text:c="8"/>other.m_d = 0;</text:p>
      <text:p text:style-name="P3"><text:s text:c="8"/>other.m_p = nullptr;</text:p>
      <text:p text:style-name="P3"><text:s text:c="4"/>}</text:p>
      <text:p text:style-name="P3"><text:s text:c="4"/>constexpr auto operator=(const CTwo &amp;other) noexcept -&gt; auto &amp; {</text:p>
      <text:p text:style-name="P3"><text:s text:c="8"/>if (&amp;other != this) {</text:p>
      <text:p text:style-name="P3"><text:s text:c="12"/>delete (m_p);</text:p>
      <text:p text:style-name="P3"><text:s text:c="12"/>m_d = other.m_d;</text:p>
      <text:p text:style-name="P3"><text:s text:c="12"/>m_p = new COne{*other.m_p}; <text:s/>// NOLINT</text:p>
      <text:p text:style-name="P3"><text:s text:c="8"/>}</text:p>
      <text:p text:style-name="P3"/>
      <text:p text:style-name="P3"><text:s text:c="8"/>return *this;</text:p>
      <text:p text:style-name="P3"><text:s text:c="4"/>}</text:p>
      <text:p text:style-name="P3"><text:s text:c="4"/>constexpr auto operator=(CTwo &amp;&amp;other) noexcept -&gt; auto &amp; {</text:p>
      <text:p text:style-name="P3"><text:s text:c="8"/>if (&amp;other != this) {</text:p>
      <text:p text:style-name="P3"><text:s text:c="12"/>delete (m_p);</text:p>
      <text:p text:style-name="P3"/>
      <text:p text:style-name="P3"><text:s text:c="12"/>m_d = other.m_d;</text:p>
      <text:p text:style-name="P3"><text:s text:c="12"/>m_p = other.m_p;</text:p>
      <text:p text:style-name="P3"/>
      <text:p text:style-name="P3"><text:s text:c="12"/>other.m_d = 0;</text:p>
      <text:p text:style-name="P3"><text:s text:c="12"/>other.m_p = nullptr;</text:p>
      <text:p text:style-name="P3"><text:s text:c="8"/>}</text:p>
      <text:p text:style-name="P3"/>
      <text:p text:style-name="P3"><text:s text:c="8"/>return *this;</text:p>
      <text:p text:style-name="P3"><text:s text:c="4"/>}</text:p>
      <text:p text:style-name="P3"/>
      <text:p text:style-name="P3"><text:s text:c="4"/>constexpr ~CTwo() { delete (m_p); }</text:p>
      <text:p text:style-name="P3"><text:soft-page-break/></text:p>
      <text:p text:style-name="P3"><text:s text:c="3"/>private:</text:p>
      <text:p text:style-name="P3"><text:s text:c="4"/>double m_d{};</text:p>
      <text:p text:style-name="P3"><text:s text:c="4"/>COne *m_p{};</text:p>
      <text:p text:style-name="P3">};</text:p>
      <text:p text:style-name="P3"/>
      <text:p text:style-name="P3">#endif</text:p>
      <text:h text:style-name="P7" text:outline-level="4">main.cpp:</text:h>
      <text:p text:style-name="P3">#include "COne.hpp"</text:p>
      <text:p text:style-name="P3">#include "CTwo.hpp"</text:p>
      <text:p text:style-name="P3"/>
      <text:p text:style-name="P3">auto main() -&gt; int {</text:p>
      <text:p text:style-name="P3"><text:s text:c="4"/>puts("---COne---");</text:p>
      <text:p text:style-name="P3"><text:s text:c="4"/>const char *str{"hello world"};</text:p>
      <text:p text:style-name="P3"><text:s text:c="4"/>COne one{str, (long)strlen(str) + 1};</text:p>
      <text:p text:style-name="P3"><text:s text:c="4"/>one.print();</text:p>
      <text:p text:style-name="P3"><text:s text:c="4"/>COne other_one;</text:p>
      <text:p text:style-name="P3"><text:s text:c="4"/>other_one = std::move(one);</text:p>
      <text:p text:style-name="P3"><text:s text:c="4"/>other_one.print();</text:p>
      <text:p text:style-name="P3"><text:s text:c="4"/>one.print();</text:p>
      <text:p text:style-name="P3"/>
      <text:p text:style-name="P3"><text:s text:c="4"/>puts("---CTwo---");</text:p>
      <text:p text:style-name="P3"><text:s text:c="4"/>CTwo two{12.2, other_one}; <text:s/>// NOLINT</text:p>
      <text:p text:style-name="P3"><text:s text:c="4"/>two.print();</text:p>
      <text:p text:style-name="P3"><text:s text:c="4"/>CTwo other_two;</text:p>
      <text:p text:style-name="P3"><text:s text:c="4"/>other_two = two;</text:p>
      <text:p text:style-name="P3"><text:s text:c="4"/>other_two.print();</text:p>
      <text:p text:style-name="P3"><text:s text:c="4"/>two.print();</text:p>
      <text:p text:style-name="P3"><text:soft-page-break/></text:p>
      <text:p text:style-name="P3"><text:s text:c="4"/>return 0;</text:p>
      <text:p text:style-name="P3">}</text:p>
      <text:p text:style-name="P1">Копия вывода:</text:p>
      <text:p text:style-name="P2">---COne---</text:p>
      <text:p text:style-name="P2">ps: hello world</text:p>
      <text:p text:style-name="P2">l: 12</text:p>
      <text:p text:style-name="P2">ps: hello world</text:p>
      <text:p text:style-name="P2">l: 12</text:p>
      <text:p text:style-name="P2">ps: nullptr</text:p>
      <text:p text:style-name="P2">l: 0</text:p>
      <text:p text:style-name="P2">---CTwo---</text:p>
      <text:p text:style-name="P2">d: 12.2</text:p>
      <text:p text:style-name="P2">ps: hello world</text:p>
      <text:p text:style-name="P2">l: 12</text:p>
      <text:p text:style-name="P2">d: 12.2</text:p>
      <text:p text:style-name="P2">ps: hello world</text:p>
      <text:p text:style-name="P2">l: 12</text:p>
      <text:p text:style-name="P2">d: 12.2</text:p>
      <text:p text:style-name="P2">ps: hello world</text:p>
      <text:p text:style-name="P2">l: 1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Текст_20_пособия" style:display-name="Текст пособия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fo:font-size="14pt" style:font-size-asian="14pt"/>
    </style:style>
    <style:style style:name="Основной_20_шрифт_20_абзаца" style:display-name="Основной шрифт абзаца" style:family="text"/>
    <style:style style:name="Текст_20_программы_20_Знак" style:display-name="Текст программы Знак" style:family="text" style:parent-style-name="Основной_20_шрифт_20_абзаца">
      <style:text-properties style:font-name="Courier New" fo:font-family="'Courier New'" style:font-family-generic="modern" fo:font-size="12pt" fo:language="en" fo:country="US" style:font-size-asian="12pt" style:font-name-complex="Courier New" style:font-family-complex="'Courier New'" style:font-family-generic-complex="modern" style:language-complex="ar" style:country-complex="S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821cm" fo:text-indent="-0.318cm" fo:margin-left="5.82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631cm" fo:text-indent="-0.318cm" fo:margin-left="9.63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441cm" fo:text-indent="-0.318cm" fo:margin-left="13.44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9:50:16.701363659</meta:creation-date>
    <dc:date>2022-09-15T20:17:19.297709691</dc:date>
    <meta:editing-duration>PT26M37S</meta:editing-duration>
    <meta:editing-cycles>2</meta:editing-cycles>
    <meta:generator>LibreOffice/7.4.0.3$Linux_X86_64 LibreOffice_project/40$Build-3</meta:generator>
    <meta:document-statistic meta:table-count="0" meta:image-count="0" meta:object-count="0" meta:page-count="7" meta:paragraph-count="149" meta:word-count="652" meta:character-count="5021" meta:non-whitespace-character-count="3786"/>
  </office:meta>
</office:document-meta>
</file>